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xml version="1.0" encoding="UTF-8"?&gt;</text:p>
      <text:p text:style-name="Standard">&lt;!DOCTYPE RelativeLayout [</text:p>
      <text:p text:style-name="Standard">&lt;!ELEMENT RelativeLayout (EditText+, TextView+, Button+)&gt;</text:p>
      <text:p text:style-name="Standard">&lt;!ATTLIST RelativeLayout xmlns:android CDATA #REQUIRED </text:p>
      <text:p text:style-name="Standard"><text:s text:c="2"/>android:layout_width CDATA #REQUIRED </text:p>
      <text:p text:style-name="Standard"><text:s text:c="2"/>android:layout_height CDATA #REQUIRED &gt;</text:p>
      <text:p text:style-name="Standard">&lt;!ELEMENT EditText EMPTY&gt;</text:p>
      <text:p text:style-name="Standard">&lt;!ATTLIST EditText android:id CDATA #REQUIRED </text:p>
      <text:p text:style-name="Standard"><text:s text:c="4"/>android:layout_width CDATA #REQUIRED </text:p>
      <text:p text:style-name="Standard"><text:s text:c="4"/>android:layout_height CDATA #REQUIRED</text:p>
      <text:p text:style-name="Standard"><text:s text:c="4"/>android:background CDATA #REQUIRED</text:p>
      <text:p text:style-name="Standard"><text:s text:c="4"/>android:layout_below CDATA #REQUIRED&gt;</text:p>
      <text:p text:style-name="Standard">&lt;!ELEMENT TextView EMPTY&gt;</text:p>
      <text:p text:style-name="Standard">&lt;!ATTLIST TextView android:id CDATA #REQUIRED</text:p>
      <text:p text:style-name="Standard"><text:s text:c="4"/>android:layout_width CDATA #REQUIRED</text:p>
      <text:p text:style-name="Standard"><text:s text:c="4"/>android:layout_height CDATA #REQUIRED</text:p>
      <text:p text:style-name="Standard"><text:s text:c="4"/>android:layout_below CDATA #REQUIRED</text:p>
      <text:p text:style-name="Standard"><text:s text:c="4"/>android:text CDATA #REQUIRED&gt;</text:p>
      <text:p text:style-name="Standard">&lt;!ELEMENT Button EMPTY&gt;</text:p>
      <text:p text:style-name="Standard">&lt;!ATTLIST Button android:id CDATA #IMPLIED</text:p>
      <text:p text:style-name="Standard"><text:s text:c="4"/>android:layout_width CDATA #IMPLIED</text:p>
      <text:p text:style-name="Standard"><text:s text:c="4"/>android:layout_height CDATA #IMPLIED</text:p>
      <text:p text:style-name="Standard"><text:s text:c="4"/>android:layout_below CDATA #IMPLIED</text:p>
      <text:p text:style-name="Standard"><text:s text:c="4"/>android:layout_alignParentLeft CDATA #IMPLIED</text:p>
      <text:p text:style-name="Standard"><text:s text:c="4"/>android:onClick CDATA #IMPLIED</text:p>
      <text:p text:style-name="Standard"><text:s text:c="4"/>android:text CDATA #IMPLIED</text:p>
      <text:p text:style-name="Standard"><text:s text:c="4"/>android:layout_toRightOf CDATA #IMPLIED</text:p>
      <text:p text:style-name="Standard"><text:s text:c="4"/>android:layout_alignTop CDATA #IMPLIED&gt;</text:p>
      <text:p text:style-name="Standard"><text:s/>]&gt;</text:p>
      <text:p text:style-name="Standard">&lt;RelativeLayout xmlns:android="http://schemas.android.com/apk/res/android"</text:p>
      <text:p text:style-name="Standard"><text:s text:c="2"/>android:layout_width="fill_parent"</text:p>
      <text:p text:style-name="Standard"><text:s text:c="2"/>android:layout_height="fill_parent"&gt;</text:p>
      <text:p text:style-name="Standard"><text:s text:c="2"/>&lt;EditText</text:p>
      <text:p text:style-name="Standard"><text:s text:c="4"/>android:id="@+id/op_a"</text:p>
      <text:p text:style-name="Standard"><text:s text:c="4"/>android:layout_width="fill_parent"</text:p>
      <text:p text:style-name="Standard"><text:s text:c="4"/>android:layout_height="wrap_content"</text:p>
      <text:p text:style-name="Standard"><text:s text:c="4"/>android:background="@android:drawable/editbox_background"</text:p>
      <text:p text:style-name="Standard"><text:s text:c="4"/>android:layout_below="@id/label_a"/&gt;</text:p>
      <text:p text:style-name="Standard"><text:s text:c="2"/>&lt;TextView</text:p>
      <text:p text:style-name="Standard"><text:s text:c="4"/>android:id="@+id/label_b"</text:p>
      <text:p text:style-name="Standard"><text:s text:c="4"/>android:layout_width="fill_parent"</text:p>
      <text:p text:style-name="Standard"><text:s text:c="4"/>android:layout_height="wrap_content"</text:p>
      <text:p text:style-name="Standard"><text:s text:c="4"/>android:layout_below="@id/op_a"</text:p>
      <text:p text:style-name="Standard"><text:s text:c="4"/>android:text="Operando B:"/&gt;</text:p>
      <text:p text:style-name="Standard"><text:s text:c="2"/>&lt;EditText</text:p>
      <text:p text:style-name="Standard"><text:s text:c="4"/>android:id="@+id/op_b"</text:p>
      <text:p text:style-name="Standard"><text:s text:c="4"/>android:layout_width="fill_parent"</text:p>
      <text:p text:style-name="Standard"><text:s text:c="4"/>android:layout_height="wrap_content"</text:p>
      <text:p text:style-name="Standard"><text:s text:c="4"/>android:background="@android:drawable/editbox_background"</text:p>
      <text:p text:style-name="Standard"><text:s text:c="4"/>android:layout_below="@id/label_b"/&gt;</text:p>
      <text:p text:style-name="Standard"><text:s text:c="2"/>&lt;Button</text:p>
      <text:p text:style-name="Standard"><text:s text:c="4"/>android:id="@+id/sumar"</text:p>
      <text:p text:style-name="Standard"><text:soft-page-break/><text:s text:c="4"/>android:layout_width="wrap_content"</text:p>
      <text:p text:style-name="Standard"><text:s text:c="4"/>android:layout_height="wrap_content"</text:p>
      <text:p text:style-name="Standard"><text:s text:c="4"/>android:layout_below="@id/op_b"</text:p>
      <text:p text:style-name="Standard"><text:s text:c="4"/>android:layout_alignParentLeft="true"</text:p>
      <text:p text:style-name="Standard"><text:s text:c="4"/>android:onClick="cSumar"</text:p>
      <text:p text:style-name="Standard"><text:s text:c="4"/>android:text="+"/&gt;</text:p>
      <text:p text:style-name="Standard"><text:s text:c="2"/>&lt;Button</text:p>
      <text:p text:style-name="Standard"><text:s text:c="4"/>android:id="@+id/restar" <text:s text:c="2"/></text:p>
      <text:p text:style-name="Standard"><text:s text:c="4"/>android:layout_width="wrap_content"</text:p>
      <text:p text:style-name="Standard"><text:s text:c="4"/>android:layout_height="wrap_content"</text:p>
      <text:p text:style-name="Standard"><text:s text:c="4"/>android:layout_toRightOf="@id/sumar"</text:p>
      <text:p text:style-name="Standard"><text:s text:c="4"/>android:layout_alignTop="@id/sumar"</text:p>
      <text:p text:style-name="Standard"><text:s text:c="4"/>android:onClick="cRestar"</text:p>
      <text:p text:style-name="Standard"><text:s text:c="4"/>android:text="-"/&gt;</text:p>
      <text:p text:style-name="Standard"><text:s text:c="2"/>&lt;Button</text:p>
      <text:p text:style-name="Standard"><text:s text:c="4"/>android:id="@+id/multiplicar" <text:s/></text:p>
      <text:p text:style-name="Standard"><text:s text:c="4"/>android:layout_width="wrap_content"</text:p>
      <text:p text:style-name="Standard"><text:s text:c="4"/>android:layout_height="wrap_content"</text:p>
      <text:p text:style-name="Standard"><text:s text:c="4"/>android:layout_toRightOf="@id/restar"</text:p>
      <text:p text:style-name="Standard"><text:s text:c="4"/>android:layout_alignTop="@id/restar"</text:p>
      <text:p text:style-name="Standard"><text:s text:c="4"/>android:onClick="cMultiplicar"</text:p>
      <text:p text:style-name="Standard"><text:s text:c="4"/>android:text="*" /&gt;</text:p>
      <text:p text:style-name="Standard"><text:s text:c="2"/>&lt;Button</text:p>
      <text:p text:style-name="Standard"><text:s text:c="4"/>android:id="@+id/dividir" <text:s text:c="2"/></text:p>
      <text:p text:style-name="Standard"><text:s text:c="4"/>android:layout_width="wrap_content"</text:p>
      <text:p text:style-name="Standard"><text:s text:c="4"/>android:layout_height="wrap_content"</text:p>
      <text:p text:style-name="Standard"><text:s text:c="4"/>android:layout_toRightOf="@id/multiplicar"</text:p>
      <text:p text:style-name="Standard"><text:s text:c="4"/>android:layout_alignTop="@id/sumar"</text:p>
      <text:p text:style-name="Standard"><text:s text:c="4"/>android:onClick="cDividir"</text:p>
      <text:p text:style-name="Standard"><text:s text:c="4"/>android:text="/"/&gt; <text:s/></text:p>
      <text:p text:style-name="Standard"><text:s text:c="2"/>&lt;TextView</text:p>
      <text:p text:style-name="Standard"><text:s text:c="4"/>android:id="@+id/texto_resultado"</text:p>
      <text:p text:style-name="Standard"><text:s text:c="4"/>android:layout_width="fill_parent"</text:p>
      <text:p text:style-name="Standard"><text:s text:c="4"/>android:layout_height="wrap_content"</text:p>
      <text:p text:style-name="Standard"><text:s text:c="4"/>android:layout_below="@id/dividir"</text:p>
      <text:p text:style-name="Standard"><text:s text:c="4"/>android:text="Resultado:"/&gt;</text:p>
      <text:p text:style-name="Standard"><text:s text:c="2"/>&lt;TextView</text:p>
      <text:p text:style-name="Standard"><text:s text:c="3"/>android:id="@+id/resultado"</text:p>
      <text:p text:style-name="Standard"><text:s text:c="3"/>android:layout_width="fill_parent"</text:p>
      <text:p text:style-name="Standard"><text:s text:c="3"/>android:layout_height="wrap_content"</text:p>
      <text:p text:style-name="Standard"><text:s text:c="3"/>android:layout_below="@id/texto_resultado"</text:p>
      <text:p text:style-name="Standard"><text:s text:c="3"/>android:text="Realice operación para obtener resultado"/&gt;</text:p>
      <text:p text:style-name="Standard">&lt;/RelativeLayout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2:41:37.841775455</meta:creation-date>
    <dc:date>2022-10-13T12:42:08.016233576</dc:date>
    <meta:editing-duration>PT31S</meta:editing-duration>
    <meta:editing-cycles>1</meta:editing-cycles>
    <meta:document-statistic meta:table-count="0" meta:image-count="0" meta:object-count="0" meta:page-count="2" meta:paragraph-count="95" meta:word-count="169" meta:character-count="3307" meta:non-whitespace-character-count="2921"/>
    <meta:generator>LibreOffice/7.3.6.2$Linux_X86_64 LibreOffice_project/30$Build-2</meta:generator>
  </office:meta>
</office:document-meta>
</file>